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15.25cm" fo:min-width="5.5cm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 fo:min-height="5.15cm" fo:min-width="4.5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1.65cm" fo:min-width="3.5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99cc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 fo:min-height="5.75cm" fo:min-width="4.5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1.75cm" fo:min-width="3.5cm"/>
    </style:style>
    <style:style style:name="gr8" style:family="graphic" style:parent-style-name="standard">
      <style:graphic-properties draw:fill-color="#99ccff" draw:textarea-horizontal-align="justify" draw:textarea-vertical-align="middle" draw:auto-grow-height="false" fo:min-height="1.85cm" fo:min-width="3.5cm"/>
    </style:style>
    <style:style style:name="gr9" style:family="graphic" style:parent-style-name="standard">
      <style:graphic-properties svg:stroke-width="0.05cm" svg:stroke-color="#000000" draw:marker-start-width="0.28cm" draw:marker-end="Arrow" draw:marker-end-width="0.28cm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="hatch" draw:fill-hatch-name="Black_20_45_20_Degrees_20_Wide" draw:fill-hatch-solid="false" draw:textarea-horizontal-align="justify" draw:textarea-vertical-align="middle" draw:auto-grow-height="false" fo:min-height="0.75cm" fo:min-width="1.3cm"/>
    </style:style>
    <style:style style:name="gr12" style:family="graphic" style:parent-style-name="standard">
      <style:graphic-properties draw:stroke="none" draw:fill="hatch" draw:fill-hatch-name="Black_20_45_20_Degrees_20_Wide" draw:fill-hatch-solid="false" draw:textarea-horizontal-align="justify" draw:textarea-vertical-align="middle" draw:auto-grow-height="false" fo:min-height="0.75cm" fo:min-width="1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8.714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6" style:family="graphic" style:parent-style-name="measure">
      <style:graphic-properties draw:textarea-vertical-align="middle" draw:line-distance="1.1cm"/>
    </style:style>
    <style:style style:name="gr17" style:family="graphic" style:parent-style-name="standard">
      <style:graphic-properties draw:stroke="none" draw:fill="hatch" draw:fill-color="#00dcff" draw:fill-hatch-name="Insulation" draw:fill-hatch-solid="false" draw:textarea-horizontal-align="justify" draw:textarea-vertical-align="middle" draw:auto-grow-height="false" fo:min-height="8.65cm" fo:min-width="4.6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draw:fill="none" fo:min-height="1.9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5.5cm" svg:x="4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cm" svg:height="5.4cm" svg:x="4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4cm" svg:height="1.9cm" svg:x="5cm" svg:y="13.5cm">
          <text:p text:style-name="P1">ADC,</text:p>
          <text:p text:style-name="P1">PS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4cm" svg:height="1.9cm" svg:x="5cm" svg:y="16cm">
          <text:p text:style-name="P1">Fluxgate</text:p>
          <text:p text:style-name="P1">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cm" svg:y1="15.4cm" svg:x2="7cm" svg:y2="16cm" draw:start-shape="id1" draw:start-glue-point="2" draw:end-shape="id2" draw:end-glue-point="0" svg:d="M7000 15400v600" svg:viewBox="0 0 1 601">
          <text:p/>
        </draw:connector>
        <draw:connector draw:style-name="gr5" draw:text-style-name="P1" draw:layer="layout" svg:x1="12cm" svg:y1="5cm" svg:x2="7cm" svg:y2="13.5cm" draw:start-shape="id3" draw:start-glue-point="3" draw:end-shape="id1" draw:end-glue-point="0" svg:d="M12000 5000h-5000v8500" svg:viewBox="0 0 5001 8501">
          <text:p/>
        </draw:connector>
        <draw:custom-shape draw:style-name="gr6" draw:text-style-name="P1" xml:id="id3" draw:id="id3" draw:layer="layout" svg:width="5cm" svg:height="6cm" svg:x="12cm" svg:y="2cm">
          <draw:glue-point draw:id="4" svg:x="-0.4cm" svg:y="-3.285cm"/>
          <draw:glue-point draw:id="5" svg:x="0cm" svg:y="-2.857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4cm" svg:height="2cm" svg:x="12.5cm" svg:y="3cm">
          <text:p text:style-name="P1">Raspberry P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5" draw:id="id5" draw:layer="layout" svg:width="4cm" svg:height="2.1cm" svg:x="12.502cm" svg:y="5.5cm">
          <text:p text:style-name="P1">PoE</text:p>
          <text:p text:style-name="P1">split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4.5cm" svg:y1="5cm" svg:x2="14.502cm" svg:y2="5.5cm" draw:start-shape="id4" draw:start-glue-point="2" draw:end-shape="id5" draw:end-glue-point="0" svg:d="M14500 5000v250h2v250" svg:viewBox="0 0 3 501">
          <text:p/>
        </draw:connector>
        <draw:connector draw:style-name="gr9" draw:text-style-name="P1" draw:layer="layout" draw:line-skew="0.191cm" svg:x1="14.502cm" svg:y1="7.6cm" svg:x2="21.994cm" svg:y2="8.516cm" draw:start-shape="id5" draw:start-glue-point="2" svg:d="M14502 7600v900h7492v16" svg:viewBox="0 0 7493 917">
          <text:p/>
        </draw:connector>
        <draw:line draw:style-name="gr10" draw:text-style-name="P1" draw:layer="layout" svg:x1="10cm" svg:y1="9cm" svg:x2="11.8cm" svg:y2="9cm">
          <text:p/>
        </draw:line>
        <draw:custom-shape draw:style-name="gr11" draw:text-style-name="P1" draw:layer="layout" svg:width="1.8cm" svg:height="1cm" svg:x="10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.3cm" svg:y1="9cm" svg:x2="4cm" svg:y2="9cm">
          <text:p/>
        </draw:line>
        <draw:custom-shape draw:style-name="gr12" draw:text-style-name="P1" draw:layer="layout" svg:width="1.7cm" svg:height="1cm" svg:x="2.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9.214cm" svg:height="2.139cm" svg:x="18.086cm" svg:y="3.861cm">
          <draw:text-box>
            <text:p text:style-name="P1"><text:span text:style-name="T1">Raspberry Pi</text:span></text:p>
            <text:p text:style-name="P1"><text:span text:style-name="T1">Waterproof enclosure</text:span></text:p>
          </draw:text-box>
        </draw:frame>
        <draw:frame draw:style-name="gr14" draw:text-style-name="P3" draw:layer="layout" svg:width="3.2cm" svg:height="0.962cm" svg:x="18cm" svg:y="9.038cm">
          <draw:text-box>
            <text:p text:style-name="P1"><text:span text:style-name="T2">Ethernet</text:span></text:p>
          </draw:text-box>
        </draw:frame>
        <draw:line draw:style-name="gr15" draw:text-style-name="P4" draw:layer="layout" svg:x1="10cm" svg:y1="17.5cm" svg:x2="21.5cm" svg:y2="17.5cm">
          <text:p/>
        </draw:line>
        <draw:measure draw:style-name="gr16" draw:text-style-name="P1" draw:layer="measurelines" svg:x1="1.9cm" svg:y1="9cm" svg:x2="1.9cm" svg:y2="19cm">
          <text:p text:style-name="P1"><text:span text:style-name="T2"><text:measure text:kind="gap"/></text:span><text:span text:style-name="T2">Approximately 0.85m</text:span></text:p>
        </draw:measure>
        <draw:custom-shape draw:style-name="gr17" draw:text-style-name="P1" draw:layer="layout" svg:width="5.1cm" svg:height="8.9cm" svg:x="4.4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4cm" svg:height="2.384cm" svg:x="21.1cm" svg:y="16.6cm">
          <draw:text-box>
            <text:p text:style-name="P1"><text:span text:style-name="T2">Waterproof</text:span></text:p>
            <text:p text:style-name="P1"><text:span text:style-name="T2">enclosures</text:span></text:p>
          </draw:text-box>
        </draw:frame>
        <draw:frame draw:style-name="gr19" draw:text-style-name="P4" draw:layer="layout" svg:width="3.7cm" svg:height="2.228cm" svg:x="11cm" svg:y="11cm">
          <draw:text-box>
            <text:p text:style-name="P1"><text:span text:style-name="T3"/></text:p>
            <text:p text:style-name="P1"><text:span text:style-name="T2">Rockwool</text:span></text:p>
            <text:p text:style-name="P1"><text:span text:style-name="T2">insulation</text:span></text:p>
          </draw:text-box>
        </draw:frame>
        <draw:line draw:style-name="gr15" draw:text-style-name="P4" draw:layer="layout" svg:x1="8.8cm" svg:y1="12cm" svg:x2="11cm" svg:y2="12cm">
          <text:p/>
        </draw:line>
        <draw:frame draw:style-name="gr13" draw:text-style-name="P2" draw:layer="layout" svg:width="9.214cm" svg:height="2.139cm" svg:x="11.086cm" svg:y="14.061cm">
          <draw:text-box>
            <text:p text:style-name="P1"><text:span text:style-name="T1">Soil pipe</text:span></text:p>
            <text:p text:style-name="P1"><text:span text:style-name="T1">Containing sensor</text:span></text:p>
          </draw:text-box>
        </draw:frame>
        <draw:line draw:style-name="gr15" draw:text-style-name="P4" draw:layer="layout" svg:x1="16cm" svg:y1="8cm" svg:x2="21.4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Insulation" draw:style="double" draw:color="#000080" draw:distance="0.5cm" draw:rotation="4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Marple</meta:initial-creator>
    <meta:creation-date>2013-08-15T21:32:11</meta:creation-date>
    <dc:date>2017-08-12T14:43:06.949656904</dc:date>
    <meta:editing-duration>PT3H14M16S</meta:editing-duration>
    <meta:editing-cycles>6</meta:editing-cycles>
    <meta:generator>LibreOffice/4.3.3.2$Linux_X86_64 LibreOffice_project/430m0$Build-2</meta:generator>
    <dc:description>Author: Steve Marple
License: Creative Commons Attribution-ShareAlike 3.0 Unported License


</dc:description>
    <dc:title>AuroraWatchNet system overview</dc:title>
    <meta:document-statistic meta:object-count="25"/>
  </office:meta>
</office:document-meta>
</file>